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fo:min-height="14.60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4.605cm" svg:x="1.4cm" svg:y="0.635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Microsoft Windows 10</text:span></text:p>
            <text:p><text:span text:style-name="T1">Migration Considerations</text:span></text:p>
            <text:p><text:span text:style-name="T1">(Part 1)</text:span></text:p>
            <text:p><text:span text:style-name="T1"/></text:p>
            <text:p text:style-name="P1"><text:span text:style-name="T2"/></text:p>
            <text:p text:style-name="P1"><text:span text:style-name="T2">CUCUG</text:span></text:p>
            <text:p text:style-name="P1"><text:span text:style-name="T2">Quentin Barnes</text:span></text:p>
            <text:p text:style-name="P1"><text:span text:style-name="T2">May 15, 202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mpending Death of MSW10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Microsoft Windows 10 EOL: October 14, 2025</text:p>
                <text:list>
                  <text:list-item>
                    <text:p><text:s/>Just 5 months away!</text:p>
                  </text:list-item>
                </text:list>
              </text:list-item>
              <text:list-item>
                <text:p>Upgrade to Windows 11, but...</text:p>
              </text:list-item>
              <text:list-item>
                <text:p>What if computer not compatible with W11?</text:p>
                <text:list>
                  <text:list-item>
                    <text:p><text:a xlink:href="https://www.microsoft.com/en-us/windows/windows-11-specifications" xlink:type="simple">New requirements</text:a></text:p>
                  </text:list-item>
                </text:list>
              </text:list-item>
              <text:list-item>
                <text:p>Linux to the rescue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L Test Case / WIP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 has a 4<text:span text:style-name="T3">th</text:span> gen Intel desktop system</text:p>
                <text:list>
                  <text:list-item>
                    <text:p>Must have 8<text:span text:style-name="T3">th</text:span> gen or AMD 2000-series or later</text:p>
                  </text:list-item>
                </text:list>
              </text:list-item>
              <text:list-item>
                <text:p>Primary uses</text:p>
                <text:list>
                  <text:list-item>
                    <text:p>Browsing / Email</text:p>
                  </text:list-item>
                  <text:list-item>
                    <text:p>Word Processing</text:p>
                  </text:list-item>
                  <text:list-item>
                    <text:p>Printing / Scanni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to Consider?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Desktop Environment</text:p>
                <text:list>
                  <text:list-item>
                    <text:p>W10 look-and-feel out of the box, or configurable</text:p>
                  </text:list-item>
                </text:list>
              </text:list-item>
              <text:list-item>
                <text:p>Linux Distro</text:p>
                <text:list>
                  <text:list-item>
                    <text:p>Update policy</text:p>
                  </text:list-item>
                  <text:list-item>
                    <text:p>Release cycle / EOL</text:p>
                  </text:list-item>
                  <text:list-item>
                    <text:p>Stability</text:p>
                  </text:list-item>
                  <text:list-item>
                    <text:p>Supported apps</text:p>
                  </text:list-item>
                  <text:list-item>
                    <text:p>C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sktop Environ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kde.org/plasma-desktop/" xlink:type="simple">KDE Plasma</text:a></text:p>
              </text:list-item>
              <text:list-item>
                <text:p><text:a xlink:href="https://www.gnome.org/" xlink:type="simple">GNOME</text:a></text:p>
              </text:list-item>
              <text:list-item>
                <text:p><text:a xlink:href="https://projects.linuxmint.com/cinnamon/" xlink:type="simple">Cinnamon</text:a></text:p>
              </text:list-item>
              <text:list-item>
                <text:p><text:a xlink:href="https://mate-desktop.org/" xlink:type="simple">MATE</text:a></text:p>
              </text:list-item>
              <text:list-item>
                <text:p><text:a xlink:href="https://xfce.org/" xlink:type="simple">Xfce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istr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zorin.com/os/" xlink:type="simple">Zorin OS</text:a><text:s/>17.3</text:p>
              </text:list-item>
              <text:list-item>
                <text:p><text:a xlink:href="https://fedoraproject.org/" xlink:type="simple">Fedora</text:a><text:s/>41</text:p>
              </text:list-item>
              <text:list-item>
                <text:p><text:a xlink:href="https://kubuntu.org/" xlink:type="simple">Kubuntu</text:a><text:s/>24.04</text:p>
              </text:list-item>
              <text:list-item>
                <text:p><text:a xlink:href="https://ubuntucinnamon.org/" xlink:type="simple">Ubuntu Cinnamon</text:a><text:s/>24.04</text:p>
              </text:list-item>
              <text:list-item>
                <text:p><text:a xlink:href="https://access.redhat.com/products/red-hat-enterprise-linux" xlink:type="simple">Red Hat RHEL</text:a><text:s/>10</text:p>
                <text:list>
                  <text:list-item>
                    <text:p><text:a xlink:href="https://rockylinux.org/" xlink:type="simple">Rocky</text:a><text:s/>/ <text:a xlink:href="https://almalinux.org/" xlink:type="simple">AlmaLinux</text:a><text:s/>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Zorin OS 17.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Xfce4 and GNOME</text:p>
                <text:list>
                  <text:list-item>
                    <text:p>“Pro” configures DEs for Mac/Win look-and-feel</text:p>
                  </text:list-item>
                </text:list>
              </text:list-item>
              <text:list-item>
                <text:p>Ubuntu 22.04 base</text:p>
              </text:list-item>
              <text:list-item>
                <text:p>“Core” (free) / “Pro” $47.99</text:p>
              </text:list-item>
              <text:list-item>
                <text:p><text:span text:style-name="T4">EOL: </text:span>April 2027, same as Ubuntu (5 years)</text:p>
              </text:list-item>
              <text:list-item>
                <text:p>Not official Ubuntu derivativ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edora 4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s</text:p>
                <text:list>
                  <text:list-item>
                    <text:p>GNOME 47, KDE Plasma 6.3, MATE 20, Cinnamon 6.4, Xfce 4</text:p>
                  </text:list-item>
                </text:list>
              </text:list-item>
              <text:list-item>
                <text:p>Fedora 42 is out, but one behind for stability</text:p>
              </text:list-item>
              <text:list-item>
                <text:p>EOL: Nov 19, 2025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Kubuntu 24.0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DE Plasma 5.27</text:p>
              </text:list-item>
              <text:list-item>
                <text:p>Ubuntu 24.04 based</text:p>
              </text:list-item>
              <text:list-item>
                <text:p>EOL: May 2029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Ubuntu Cinnamon 24.0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Cinnamon 5.2</text:p>
              </text:list-item>
              <text:list-item>
                <text:p text:style-name="P6">Ubuntu 24.04 based</text:p>
              </text:list-item>
              <text:list-item>
                <text:p text:style-name="P6">EOL: May 2029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HEL / Rocky / AlmaLinux 10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s in base or available via <text:a xlink:href="https://docs.fedoraproject.org/en-US/epel/" xlink:type="simple">EPEL</text:a><text:s/></text:p>
              </text:list-item>
              <text:list-item>
                <text:p>Just released GA (General Access)</text:p>
              </text:list-item>
              <text:list-item>
                <text:p>EOL: May 2035</text:p>
                <text:list>
                  <text:list-item>
                    <text:p>RHEL requires renewing license yearly</text:p>
                  </text:list-item>
                  <text:list-item>
                    <text:p>Rocky and AlmaLinux doesn’t need renew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ther Though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parate SSD</text:p>
                <text:list>
                  <text:list-item>
                    <text:p>Dual boot</text:p>
                  </text:list-item>
                </text:list>
              </text:list-item>
              <text:list-item>
                <text:p>Mount W10 drive under Linux</text:p>
              </text:list-item>
              <text:list-item>
                <text:p>Remote support</text:p>
                <text:list>
                  <text:list-item>
                    <text:p>Tailscale</text:p>
                  </text:list-item>
                  <text:list-item>
                    <text:p>V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8:06:22.630857633</meta:creation-date>
    <dc:date>2025-05-16T10:20:57.002375874</dc:date>
    <meta:editing-duration>PT2H10M4S</meta:editing-duration>
    <meta:editing-cycles>42</meta:editing-cycles>
    <meta:generator>LibreOffice/24.8.6.2$Linux_X86_64 LibreOffice_project/480$Build-2</meta:generator>
    <meta:document-statistic meta:object-count="68"/>
  </office:meta>
</office:document-meta>
</file>